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tab/></text:p>
      <text:p text:style-name="P1"/>
      <text:p text:style-name="P1"/>
      <text:p text:style-name="P2">Assignment 4</text:p>
      <text:p text:style-name="P2"/>
      <text:p text:style-name="P2">Name: Brandon Olivarez</text:p>
      <text:p text:style-name="P2">Class: CSCI 3333.02</text:p>
      <text:p text:style-name="P2">Date:4/18/201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Olivarez</meta:initial-creator>
    <meta:creation-date>2014-04-23T22:20:41.73</meta:creation-date>
    <dc:date>2014-04-25T00:17:11.61</dc:date>
    <dc:creator>Brandon Olivarez</dc:creator>
    <meta:editing-duration>PT1M5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9" meta:character-count="71"/>
  </office:meta>
</office:document-meta>
</file>